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text-position="" style:font-name="Courier New"/>
    </style:style>
    <style:style style:name="ce5" style:family="table-cell" style:parent-style-name="Default">
      <style:text-properties style:text-position="" style:font-name="Courier New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position="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#9999ff" style:text-align-source="fix" style:repeat-content="false" style:vertical-align="automatic"/>
      <style:paragraph-properties fo:text-align="center"/>
      <style:text-properties style:font-name="Courier New1" style:font-name-asian="Courier New2" style:font-name-complex="Courier New2"/>
    </style:style>
    <style:style style:name="ce8" style:family="table-cell" style:parent-style-name="Default" style:data-style-name="N0">
      <style:text-properties style:font-name="Courier New1" style:font-name-asian="Courier New2" style:font-name-complex="Courier New2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number-columns-repeated="3" table:default-cell-style-name="ce9"/>
        <table:table-column table:style-name="co2" table:number-columns-repeated="1021" table:default-cell-style-name="ce9"/>
        <table:table-row table:style-name="ro1">
          <table:table-cell table:style-name="ce7" office:value-type="string" calcext:value-type="string">
            <text:p>CHI_X</text:p>
          </table:table-cell>
          <table:table-cell table:style-name="ce7" office:value-type="string" calcext:value-type="string">
            <text:p>CHI_DF</text:p>
          </table:table-cell>
          <table:table-cell table:style-name="ce7" office:value-type="string" calcext:value-type="string">
            <text:p>CHISQDIST</text:p>
          </table:table-cell>
          <table:table-cell table:number-columns-repeated="1021"/>
        </table:table-row>
        <table:table-row table:style-name="ro1">
          <table:table-cell table:style-name="ce8" office:value-type="float" office:value="17.88995" calcext:value-type="float">
            <text:p>17.88995</text:p>
          </table:table-cell>
          <table:table-cell table:style-name="ce8" office:value-type="float" office:value="11.864132" calcext:value-type="float">
            <text:p>11.864132</text:p>
          </table:table-cell>
          <table:table-cell table:formula="of:=CHISQDIST([.A2];[.B2];[CONST.A2])" office:value-type="float" office:value="0.915830458715842" calcext:value-type="float">
            <text:p/>
          </table:table-cell>
          <table:table-cell table:formula="of:=CHISQDIST([.A2];[.B2])" office:value-type="float" office:value="0.915830458715842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6.007263" calcext:value-type="float">
            <text:p>36.007263</text:p>
          </table:table-cell>
          <table:table-cell table:style-name="ce8" office:value-type="float" office:value="17.636402" calcext:value-type="float">
            <text:p>17.636402</text:p>
          </table:table-cell>
          <table:table-cell table:formula="of:=CHISQDIST([.A3];[.B3];[CONST.A3])" office:value-type="float" office:value="0.995423719340618" calcext:value-type="float">
            <text:p/>
          </table:table-cell>
          <table:table-cell table:formula="of:=CHISQDIST([.A3];[.B3])" office:value-type="float" office:value="0.995423719340618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2.166204" calcext:value-type="float">
            <text:p>12.166204</text:p>
          </table:table-cell>
          <table:table-cell table:style-name="ce8" office:value-type="float" office:value="28.7069" calcext:value-type="float">
            <text:p>28.7069</text:p>
          </table:table-cell>
          <table:table-cell table:formula="of:=CHISQDIST([.A4];[.B4];[CONST.A4])" office:value-type="float" office:value="0.00286060793640537" calcext:value-type="float">
            <text:p/>
          </table:table-cell>
          <table:table-cell table:formula="of:=CHISQDIST([.A4];[.B4])" office:value-type="float" office:value="0.00408198506729628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0.217902" calcext:value-type="float">
            <text:p>30.217902</text:p>
          </table:table-cell>
          <table:table-cell table:style-name="ce8" office:value-type="float" office:value="19.357616" calcext:value-type="float">
            <text:p>19.357616</text:p>
          </table:table-cell>
          <table:table-cell table:formula="of:=CHISQDIST([.A5];[.B5];[CONST.A5])" office:value-type="float" office:value="0.0121370911679677" calcext:value-type="float">
            <text:p/>
          </table:table-cell>
          <table:table-cell table:formula="of:=CHISQDIST([.A5];[.B5])" office:value-type="float" office:value="0.950910067610258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42.805261" calcext:value-type="float">
            <text:p>42.805261</text:p>
          </table:table-cell>
          <table:table-cell table:style-name="ce8" office:value-type="float" office:value="46.627857" calcext:value-type="float">
            <text:p>46.627857</text:p>
          </table:table-cell>
          <table:table-cell table:formula="of:=CHISQDIST([.A6];[.B6];[CONST.A6])" office:value-type="float" office:value="0.0420181058620986" calcext:value-type="float">
            <text:p/>
          </table:table-cell>
          <table:table-cell table:formula="of:=CHISQDIST([.A6];[.B6])" office:value-type="float" office:value="0.393146122242062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3.880123" calcext:value-type="float">
            <text:p>33.880123</text:p>
          </table:table-cell>
          <table:table-cell table:style-name="ce8" office:value-type="float" office:value="14.669515" calcext:value-type="float">
            <text:p>14.669515</text:p>
          </table:table-cell>
          <table:table-cell table:formula="of:=CHISQDIST([.A7];[.B7];[CONST.A7])" office:value-type="float" office:value="0.997852748051666" calcext:value-type="float">
            <text:p/>
          </table:table-cell>
          <table:table-cell table:formula="of:=CHISQDIST([.A7];[.B7])" office:value-type="float" office:value="0.997852748051666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6.010315" calcext:value-type="float">
            <text:p>36.010315</text:p>
          </table:table-cell>
          <table:table-cell table:style-name="ce8" office:value-type="float" office:value="2.287545" calcext:value-type="float">
            <text:p>2.287545</text:p>
          </table:table-cell>
          <table:table-cell table:formula="of:=CHISQDIST([.A8];[.B8];[CONST.A8])" office:value-type="float" office:value="0.999999984848367" calcext:value-type="float">
            <text:p/>
          </table:table-cell>
          <table:table-cell table:formula="of:=CHISQDIST([.A8];[.B8])" office:value-type="float" office:value="0.999999984848367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23.381756" calcext:value-type="float">
            <text:p>23.381756</text:p>
          </table:table-cell>
          <table:table-cell table:style-name="ce8" office:value-type="float" office:value="26.411451" calcext:value-type="float">
            <text:p>26.411451</text:p>
          </table:table-cell>
          <table:table-cell table:formula="of:=CHISQDIST([.A9];[.B9];[CONST.A9])" office:value-type="float" office:value="0.0569527603182525" calcext:value-type="float">
            <text:p/>
          </table:table-cell>
          <table:table-cell table:formula="of:=CHISQDIST([.A9];[.B9])" office:value-type="float" office:value="0.388728589231843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5.142064" calcext:value-type="float">
            <text:p>35.142064</text:p>
          </table:table-cell>
          <table:table-cell table:style-name="ce8" office:value-type="float" office:value="24.238624" calcext:value-type="float">
            <text:p>24.238624</text:p>
          </table:table-cell>
          <table:table-cell table:formula="of:=CHISQDIST([.A10];[.B10];[CONST.A10])" office:value-type="float" office:value="0.93367806639899" calcext:value-type="float">
            <text:p/>
          </table:table-cell>
          <table:table-cell table:formula="of:=CHISQDIST([.A10];[.B10])" office:value-type="float" office:value="0.93367806639899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8.097476" calcext:value-type="float">
            <text:p>18.097476</text:p>
          </table:table-cell>
          <table:table-cell table:style-name="ce8" office:value-type="float" office:value="49.419782" calcext:value-type="float">
            <text:p>49.419782</text:p>
          </table:table-cell>
          <table:table-cell table:formula="of:=CHISQDIST([.A11];[.B11];[CONST.A11])" office:value-type="float" office:value="0.0000140809865026114" calcext:value-type="float">
            <text:p/>
          </table:table-cell>
          <table:table-cell table:formula="of:=CHISQDIST([.A11];[.B11])" office:value-type="float" office:value="0.0000159559262558973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9.400616" calcext:value-type="float">
            <text:p>19.400616</text:p>
          </table:table-cell>
          <table:table-cell table:style-name="ce8" office:value-type="float" office:value="16.612049" calcext:value-type="float">
            <text:p>16.612049</text:p>
          </table:table-cell>
          <table:table-cell table:formula="of:=CHISQDIST([.A12];[.B12];[CONST.A12])" office:value-type="float" office:value="0.0491188170374292" calcext:value-type="float">
            <text:p/>
          </table:table-cell>
          <table:table-cell table:formula="of:=CHISQDIST([.A12];[.B12])" office:value-type="float" office:value="0.751563253665968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4.551225" calcext:value-type="float">
            <text:p>14.551225</text:p>
          </table:table-cell>
          <table:table-cell table:style-name="ce8" office:value-type="float" office:value="29.719291" calcext:value-type="float">
            <text:p>29.719291</text:p>
          </table:table-cell>
          <table:table-cell table:formula="of:=CHISQDIST([.A13];[.B13];[CONST.A13])" office:value-type="float" office:value="0.00647117554138781" calcext:value-type="float">
            <text:p/>
          </table:table-cell>
          <table:table-cell table:formula="of:=CHISQDIST([.A13];[.B13])" office:value-type="float" office:value="0.0117905333460711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30.414747" calcext:value-type="float">
            <text:p>30.414747</text:p>
          </table:table-cell>
          <table:table-cell table:style-name="ce8" office:value-type="float" office:value="3.566118" calcext:value-type="float">
            <text:p>3.566118</text:p>
          </table:table-cell>
          <table:table-cell table:formula="of:=CHISQDIST([.A14];[.B14];[CONST.A14])" office:value-type="float" office:value="0.000000546982931709363" calcext:value-type="float">
            <text:p/>
          </table:table-cell>
          <table:table-cell table:formula="of:=CHISQDIST([.A14];[.B14])" office:value-type="float" office:value="0.999998871147545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23.018586" calcext:value-type="float">
            <text:p>23.018586</text:p>
          </table:table-cell>
          <table:table-cell table:style-name="ce8" office:value-type="float" office:value="32.544115" calcext:value-type="float">
            <text:p>32.544115</text:p>
          </table:table-cell>
          <table:table-cell table:formula="of:=CHISQDIST([.A15];[.B15];[CONST.A15])" office:value-type="float" office:value="0.122291778644837" calcext:value-type="float">
            <text:p/>
          </table:table-cell>
          <table:table-cell table:formula="of:=CHISQDIST([.A15];[.B15])" office:value-type="float" office:value="0.122291778644837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2.055422" calcext:value-type="float">
            <text:p>2.055422</text:p>
          </table:table-cell>
          <table:table-cell table:style-name="ce8" office:value-type="float" office:value="23.251656" calcext:value-type="float">
            <text:p>23.251656</text:p>
          </table:table-cell>
          <table:table-cell table:formula="of:=CHISQDIST([.A16];[.B16];[CONST.A16])" office:value-type="float" office:value="0.00000000389916697627572" calcext:value-type="float">
            <text:p/>
          </table:table-cell>
          <table:table-cell table:formula="of:=CHISQDIST([.A16];[.B16])" office:value-type="float" office:value="0.00000000389916697627572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4.381848" calcext:value-type="float">
            <text:p>14.381848</text:p>
          </table:table-cell>
          <table:table-cell table:style-name="ce8" office:value-type="float" office:value="37.190344" calcext:value-type="float">
            <text:p>37.190344</text:p>
          </table:table-cell>
          <table:table-cell table:formula="of:=CHISQDIST([.A17];[.B17];[CONST.A17])" office:value-type="float" office:value="0.000300694386767724" calcext:value-type="float">
            <text:p/>
          </table:table-cell>
          <table:table-cell table:formula="of:=CHISQDIST([.A17];[.B17])" office:value-type="float" office:value="0.000300694386767724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3.795892" calcext:value-type="float">
            <text:p>13.795892</text:p>
          </table:table-cell>
          <table:table-cell table:style-name="ce8" office:value-type="float" office:value="1.5862" calcext:value-type="float">
            <text:p>1.5862</text:p>
          </table:table-cell>
          <table:table-cell table:formula="of:=CHISQDIST([.A18];[.B18];[CONST.A18])" office:value-type="float" office:value="0.999796218680487" calcext:value-type="float">
            <text:p/>
          </table:table-cell>
          <table:table-cell table:formula="of:=CHISQDIST([.A18];[.B18])" office:value-type="float" office:value="0.999796218680487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0.057375" calcext:value-type="float">
            <text:p>10.057375</text:p>
          </table:table-cell>
          <table:table-cell table:style-name="ce8" office:value-type="float" office:value="46.280923" calcext:value-type="float">
            <text:p>46.280923</text:p>
          </table:table-cell>
          <table:table-cell table:formula="of:=CHISQDIST([.A19];[.B19];[CONST.A19])" office:value-type="float" office:value="0.00000000787543285773581" calcext:value-type="float">
            <text:p/>
          </table:table-cell>
          <table:table-cell table:formula="of:=CHISQDIST([.A19];[.B19])" office:value-type="float" office:value="0.0000000043448858774086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12.900174" calcext:value-type="float">
            <text:p>12.900174</text:p>
          </table:table-cell>
          <table:table-cell table:style-name="ce8" office:value-type="float" office:value="11.615894" calcext:value-type="float">
            <text:p>11.615894</text:p>
          </table:table-cell>
          <table:table-cell table:formula="of:=CHISQDIST([.A20];[.B20];[CONST.A20])" office:value-type="float" office:value="0.700099939535541" calcext:value-type="float">
            <text:p/>
          </table:table-cell>
          <table:table-cell table:formula="of:=CHISQDIST([.A20];[.B20])" office:value-type="float" office:value="0.700099939535541" calcext:value-type="float">
            <text:p/>
          </table:table-cell>
          <table:table-cell table:number-columns-repeated="1020"/>
        </table:table-row>
        <table:table-row table:style-name="ro1">
          <table:table-cell table:style-name="ce8" office:value-type="float" office:value="22.794275" calcext:value-type="float">
            <text:p>22.794275</text:p>
          </table:table-cell>
          <table:table-cell table:style-name="ce8" office:value-type="float" office:value="45.422559" calcext:value-type="float">
            <text:p>45.422559</text:p>
          </table:table-cell>
          <table:table-cell table:formula="of:=CHISQDIST([.A21];[.B21];[CONST.A21])" office:value-type="float" office:value="0.00236636372899803" calcext:value-type="float">
            <text:p/>
          </table:table-cell>
          <table:table-cell table:formula="of:=CHISQDIST([.A21];[.B21])" office:value-type="float" office:value="0.00236636372899803" calcext:value-type="float">
            <text:p/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" table:style-name="ta2">
        <table:table-column table:style-name="co2" table:number-columns-repeated="1024" table:default-cell-style-name="ce3"/>
        <table:table-row table:style-name="ro1">
          <table:table-cell table:style-name="ce4" office:value-type="string" calcext:value-type="string">
            <text:p>CUMULATIVE</text:p>
          </table:table-cell>
          <table:table-cell table:style-name="ce6" office:value-type="string" calcext:value-type="string">
            <text:p>PROBABILITY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964238" calcext:value-type="float">
            <text:p>0.964238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795099" calcext:value-type="float">
            <text:p>0.795099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894665" calcext:value-type="float">
            <text:p>0.894665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0085" calcext:value-type="float">
            <text:p>0.730085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6734" calcext:value-type="float">
            <text:p>0.98673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980609" calcext:value-type="float">
            <text:p>0.98060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570916" calcext:value-type="float">
            <text:p>0.570916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272463" calcext:value-type="float">
            <text:p>0.272463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468328" calcext:value-type="float">
            <text:p>0.468328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622141" calcext:value-type="float">
            <text:p>0.62214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290728" calcext:value-type="float">
            <text:p>0.290728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6641" calcext:value-type="float">
            <text:p>0.13664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240519" calcext:value-type="float">
            <text:p>0.24051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213657" calcext:value-type="float">
            <text:p>0.213657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210608" calcext:value-type="float">
            <text:p>0.210608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14153" calcext:value-type="float">
            <text:p>0.14153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68471" calcext:value-type="float">
            <text:p>0.6847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699158" calcext:value-type="float">
            <text:p>0.699158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937019" calcext:value-type="float">
            <text:p>0.93701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556084" calcext:value-type="float">
            <text:p>0.55608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832371" calcext:value-type="float">
            <text:p>0.83237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772521" calcext:value-type="float">
            <text:p>0.7725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826301" calcext:value-type="float">
            <text:p>0.8263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299216" calcext:value-type="float">
            <text:p>0.299216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4904" calcext:value-type="float">
            <text:p>0.164904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477694" calcext:value-type="float">
            <text:p>0.47769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484973" calcext:value-type="float">
            <text:p>0.484973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539933" calcext:value-type="float">
            <text:p>0.539933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413834" calcext:value-type="float">
            <text:p>0.41383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308637" calcext:value-type="float">
            <text:p>0.308637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485" calcext:value-type="float">
            <text:p>0.969485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197122" calcext:value-type="float">
            <text:p>0.197122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0537" calcext:value-type="float">
            <text:p>0.160537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309296" calcext:value-type="float">
            <text:p>0.309296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186245" calcext:value-type="float">
            <text:p>0.186245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439763" calcext:value-type="float">
            <text:p>0.439763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236454" calcext:value-type="float">
            <text:p>0.23645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3659" calcext:value-type="float">
            <text:p>0.97365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991733" calcext:value-type="float">
            <text:p>0.991733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186767" calcext:value-type="float">
            <text:p>0.186767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123099" calcext:value-type="float">
            <text:p>0.12309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545592" calcext:value-type="float">
            <text:p>0.545592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392355" calcext:value-type="float">
            <text:p>0.392355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607144" calcext:value-type="float">
            <text:p>0.607144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65186" calcext:value-type="float">
            <text:p>0.65186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419108" calcext:value-type="float">
            <text:p>0.419108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344591" calcext:value-type="float">
            <text:p>0.34459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619779" calcext:value-type="float">
            <text:p>0.619779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0.404193" calcext:value-type="float">
            <text:p>0.404193</text:p>
          </table:table-cell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2" svg:font-family="'Courier New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841619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2.0.0.alpha0$Windows_x86 LibreOffice_project/93f2bee483b23c426966c5232ca4bd75044b7ada</meta:generator>
    <meta:creation-date>2013-11-06T09:51:15Z</meta:creation-date>
    <dc:date>2013-11-06T10:44:04.171000000</dc:date>
    <meta:editing-cycles>5</meta:editing-cycles>
    <meta:editing-duration>PT51S</meta:editing-duration>
    <meta:document-statistic meta:table-count="2" meta:cell-count="0" meta:object-count="0"/>
  </office:meta>
</office:document-meta>
</file>